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fo:font-style="normal" style:font-style-asian="normal" style:font-style-complex="normal"/>
    </style:style>
    <style:style style:name="P7" style:family="paragraph" style:parent-style-name="Text_20_body" style:list-style-name="L6"/>
    <style:style style:name="P8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style:font-name-asian="Times New Roman1" style:font-name-complex="Times New Roman1"/>
    </style:style>
    <style:style style:name="T6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ungsserie 9 – Komplexität</text:h>
      <text:h text:style-name="Heading_20_2" text:outline-level="2">Aufgabe 1 – Obere Schranke</text:h>
      <text:p text:style-name="Text_20_body">Vermutung: p_k = O(n^k), wobei p_(n) = a_k*n^k + a_(k-1)*n^(k-1) + ... + a_1*n + a_0</text:p>
      <text:p text:style-name="Text_20_body">Zu zeigen: f(n) <text:span text:style-name="T5">≤ c * g(n) für alle n ≥ n_0</text:span></text:p>
      <text:p text:style-name="Text_20_body"><text:span text:style-name="T5"/></text:p>
      <text:p text:style-name="Text_20_body"><text:span text:style-name="T5">Bei einem beliebigen p_(n) kann gemäss Beispiel folgende Schritte gemacht werden: </text:span></text:p>
      <text:p text:style-name="Text_20_body"><text:span text:style-name="T5"/></text:p>
      <text:p text:style-name="Text_20_body"><text:span text:style-name="T5">p_(n) = a_k*n^k + a_(k-1)*n^(k-1) + ... + a_1*n + a_0 </text:span></text:p>
      <text:p text:style-name="Text_20_body"><text:span text:style-name="T5">≤ <text:s/>a_k*n^k + a_(k-1)*n^k + ... + a_1*n^k + a_0*n^k (für n_0 &gt; 0)</text:span></text:p>
      <text:p text:style-name="Text_20_body"><text:span text:style-name="T5">≤ (a_k + a_(k-1) + ... + a_1 + a_0) * n^k (für n_0 &gt; 0)</text:span></text:p>
      <text:p text:style-name="Text_20_body"><text:span text:style-name="T5">≤ (a_k + a_(k-1) + ... + a_1 + a_0) * g(n) (für n_0 &gt; 0)</text:span></text:p>
      <text:p text:style-name="Text_20_body"><text:span text:style-name="T5"/></text:p>
      <text:p text:style-name="Text_20_body"><text:span text:style-name="T5">Somit sollte für ein Polynom vom Grad k eine obere asymptotische Schranke </text:span><text:span text:style-name="T6">(a_k + a_(k-1) + ... + a_1 + a_0) * g(n)</text:span><text:span text:style-name="T7"> mit </text:span><text:span text:style-name="T6">n_0 &gt; 0 </text:span><text:span text:style-name="T7">existieren.</text:span></text:p>
      <text:h text:style-name="Heading_20_2" text:outline-level="2">Aufgabe 2 – Bin Packing</text:h>
      <text:p text:style-name="Text_20_body">Naiver Algorithmus:</text:p>
      <text:list xml:id="list1918761011" text:style-name="L1">
        <text:list-item>
          <text:p text:style-name="P1">Für jedes Element a_1 bis a_n (mit Zählerveriable <text:span text:style-name="T1">pos</text:span> = 0):</text:p>
          <text:list>
            <text:list-item>
              <text:p text:style-name="P1">Überprüfe, ob es aktuellen Behälter noch Platz genug hat.</text:p>
              <text:list>
                <text:list-item>
                  <text:p text:style-name="P1">Wenn Platz: Füge das Objekt an Stelle <text:span text:style-name="T1">pos</text:span> ein.</text:p>
                </text:list-item>
                <text:list-item>
                  <text:p text:style-name="P1">Wenn kein Platz mehr:</text:p>
                  <text:list>
                    <text:list-item>
                      <text:p text:style-name="P1">Wenn letzter Behälter (<text:span text:style-name="T1">pos</text:span> = <text:span text:style-name="T1">k-1</text:span>), gebe <text:span text:style-name="T8">falsch</text:span> zurück.</text:p>
                    </text:list-item>
                    <text:list-item>
                      <text:p text:style-name="P1">Ansonsten, erhöhe <text:span text:style-name="T1">pos</text:span> und füge das Objekt ein.</text:p>
                    </text:list-item>
                  </text:list>
                </text:list-item>
              </text:list>
            </text:list-item>
            <text:list-item>
              <text:p text:style-name="P1">Gebe <text:span text:style-name="T8">wahr</text:span> zurück.</text:p>
            </text:list-item>
          </text:list>
        </text:list-item>
      </text:list>
      <text:p text:style-name="Text_20_body"/>
      <text:p text:style-name="Text_20_body">Begründung, weshalb dies zu NP gehört:</text:p>
      <text:list xml:id="list1421327068" text:style-name="L2">
        <text:list-item>
          <text:p text:style-name="P2">Lösungsraum: O(k^n), wobei k = Anzahl der Behälter und n = Anzahl der Objekte. Da er sozusagen „Brute Force“ alle Lösungsmöglichkeiten ausprobiert und deshalb den Lösungsraum durchläuft, ist er nicht in P (exponentielle, nicht polynomiale Berechnungszeit).</text:p>
        </text:list-item>
        <text:list-item>
          <text:p text:style-name="P2">Darauf aufbauend kann aber gezeigt werden: Es ist in linearer Zeit verifizierbar, ob ein gegebener Lösungsvorschlag richtig ist oder nicht (einen Lösungsvorschlag auszuprobieren kostet O(n)). Deshalb ist es in NP.</text:p>
        </text:list-item>
      </text:list>
      <text:h text:style-name="P8" text:outline-level="2">Aufgabe 3 – DNF</text:h>
      <text:p text:style-name="Text_20_body">Algorithmus: </text:p>
      <text:list xml:id="list1394331085" text:style-name="L3">
        <text:list-item>
          <text:p text:style-name="P3">Erstelle einen String-Array <text:span text:style-name="T1">list</text:span><text:span text:style-name="T2">[]</text:span> und erstelle ein erstes Element, setze i = 0 [O(1)]</text:p>
        </text:list-item>
        <text:list-item>
          <text:p text:style-name="P3">(je nach Form der DNF: Entferne alle <text:span text:style-name="T8">^</text:span> (und), wenn vorhanden [O(n)])</text:p>
        </text:list-item>
        <text:list-item>
          <text:p text:style-name="P3">Gehe die gesamte Eingabe durch und unterteile sie [O(n)]</text:p>
          <text:list>
            <text:list-item>
              <text:p text:style-name="P3">Wenn das Zeichen nicht <text:span text:style-name="T8">v</text:span> (oder) ist, kopiere das Zeichen ans Ende von list[i]</text:p>
            </text:list-item>
          </text:list>
        </text:list-item>
      </text:list>
      <text:list xml:id="list1087340298" text:style-name="L4">
        <text:list-item>
          <text:list>
            <text:list-item>
              <text:p text:style-name="P4">Wenn das Zeichen <text:span text:style-name="T8">v</text:span> (oder) ist:</text:p>
            </text:list-item>
          </text:list>
        </text:list-item>
      </text:list>
      <text:list xml:id="list969884934" text:continue-list="list1394331085" text:style-name="L3">
        <text:list-item>
          <text:list>
            <text:list-item>
              <text:list>
                <text:list-item>
                  <text:p text:style-name="P3">Erstelle ein neues Element <text:span text:style-name="T1">list</text:span>[i+1]</text:p>
                </text:list-item>
                <text:list-item>
                  <text:p text:style-name="P3">Erhöhe i um 1.</text:p>
                </text:list-item>
              </text:list>
            </text:list-item>
          </text:list>
        </text:list-item>
        <text:list-item>
          <text:p text:style-name="P3">Erstelle einen neuen String-Array <text:span text:style-name="T1">variables</text:span>[], zwei boolean-array <text:span text:style-name="T1">vars</text:span>[] und <text:span text:style-name="T1">varsNegated</text:span>[], einen boolean <text:span text:style-name="T1">isNegated</text:span> = false und setze i = 0 [O(1)]</text:p>
        </text:list-item>
        <text:list-item>
          <text:p text:style-name="P3">Für jedes Element aus <text:span text:style-name="T1">list</text:span>, tue folgendes: [O(n*k)]</text:p>
        </text:list-item>
      </text:list>
      <text:list xml:id="list82821239" text:style-name="L5">
        <text:list-item>
          <text:list>
            <text:list-item>
              <text:p text:style-name="P5">Für jedes Zeichen im Listenelement <text:span text:style-name="T1">list</text:span> </text:p>
              <text:list>
                <text:list-item>
                  <text:p text:style-name="P5">Wenn Zeichen = <text:span text:style-name="T3">¬, setze </text:span><text:span text:style-name="T4">isNegated</text:span><text:span text:style-name="T3"> = true gehe eins weiter</text:span></text:p>
                </text:list-item>
                <text:list-item>
                  <text:p text:style-name="P5">Wenn nicht: Iteriere über <text:span text:style-name="T1">variables</text:span> und überprüfe, ob das Zeichen vorhanden ist.</text:p>
                  <text:list>
                    <text:list-item>
                      <text:p text:style-name="P5">Wenn vorhanden: Merke Stelle in <text:span text:style-name="T1">variables </text:span><text:span text:style-name="T2">als </text:span><text:span text:style-name="T1">pos</text:span></text:p>
                    </text:list-item>
                    <text:list-item>
                      <text:p text:style-name="P5">Wenn nicht vorhanden: Füge zu variables hinzu und merke Position als <text:span text:style-name="T1">pos.</text:span></text:p>
                    </text:list-item>
                    <text:list-item>
                      <text:p text:style-name="P6">Dann tue folgendes:</text:p>
                      <text:list>
                        <text:list-item>
                          <text:p text:style-name="P5">Wenn isNegated wahr: <text:span text:style-name="T1">varsNegated</text:span>[pos] = true</text:p>
                        </text:list-item>
                        <text:list-item>
                          <text:p text:style-name="P5"><text:span text:style-name="T2">Wenn</text:span><text:span text:style-name="T1"> isNegated </text:span><text:span text:style-name="T2">falsch: </text:span><text:span text:style-name="T1">vars</text:span><text:span text:style-name="T2">[pos] = tr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4819593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2">Setze </text:span><text:span text:style-name="T1">isNegated</text:span><text:span text:style-name="T2"> = fals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65768402" text:continue-list="list82821239" text:style-name="L5">
        <text:list-item>
          <text:list>
            <text:list-item>
              <text:p text:style-name="P5">Für jede Variable in <text:span text:style-name="T1">variables </text:span><text:span text:style-name="T2">mit Position </text:span><text:span text:style-name="T1">pos:</text:span></text:p>
              <text:list>
                <text:list-item>
                  <text:p text:style-name="P5">Gehe <text:span text:style-name="T1">vars</text:span>[] und <text:span text:style-name="T1">varsNegated</text:span>[] durch, wenn bei einer bestimmten Position beide wahr sind, gehe zum nächsten Listenelement</text:p>
                </text:list-item>
                <text:list-item>
                  <text:p text:style-name="P5">Sind wir am Ende der Liste angelangt und der vorherige Fall ist nicht eingetreten, gebe <text:span text:style-name="T8">wahr</text:span> zurück.</text:p>
                </text:list-item>
              </text:list>
            </text:list-item>
          </text:list>
        </text:list-item>
      </text:list>
      <text:list xml:id="list1236165602" text:continue-list="list969884934" text:style-name="L3">
        <text:list-item>
          <text:p text:style-name="P3">Gebe <text:span text:style-name="T8">falsch</text:span> zurück.</text:p>
        </text:list-item>
      </text:list>
      <text:p text:style-name="Text_20_body"/>
      <text:p text:style-name="Text_20_body">Gesamte Laufzeit: O(2n + n*k) = O(n*k), wobei n = Länge der Eingabe, und k = Anzahl untersch. Variablen.</text:p>
      <text:p text:style-name="Text_20_body"/>
      <text:p text:style-name="Text_20_body">Für eine mögliche Implementation siehe die angehängten Java-Files inkl. Test-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Einführung in die Informatik<text:tab/><text:tab/>Abgabe 1. Dezember 2011</text:p>
        <text:p text:style-name="Header">HS 2011 – Uni Bern<text:tab/><text:tab/>Adrianus Kleemans [07-111-693]</text:p>
        <text:p text:style-name="Header">Serie 9<text:tab/><text:tab/>Gino Torriani [06-128-714]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us </meta:initial-creator>
    <meta:creation-date>2011-11-27T17:23:25</meta:creation-date>
    <dc:date>2011-12-01T13:51:22</dc:date>
    <dc:creator>adrianus </dc:creator>
    <meta:editing-duration>PT1H49M14S</meta:editing-duration>
    <meta:editing-cycles>12</meta:editing-cycles>
    <meta:generator>LibreOffice/3.4$Linux LibreOffice_project/340m1$Build-402</meta:generator>
    <meta:document-statistic meta:table-count="0" meta:image-count="0" meta:object-count="0" meta:page-count="2" meta:paragraph-count="51" meta:word-count="557" meta:character-count="3145" meta:non-whitespace-character-count="2662"/>
  </office:meta>
</office:document-meta>
</file>